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59fe" officeooo:paragraph-rsid="001d59fe"/>
    </style:style>
    <style:style style:name="P2" style:family="paragraph" style:parent-style-name="Standard">
      <style:text-properties officeooo:rsid="001d59fe" officeooo:paragraph-rsid="0023201f"/>
    </style:style>
    <style:style style:name="P3" style:family="paragraph" style:parent-style-name="Standard">
      <style:text-properties officeooo:paragraph-rsid="001d59fe"/>
    </style:style>
    <style:style style:name="P4" style:family="paragraph" style:parent-style-name="Standard">
      <style:text-properties officeooo:rsid="001ef9b2" officeooo:paragraph-rsid="001ef9b2"/>
    </style:style>
    <style:style style:name="P5" style:family="paragraph" style:parent-style-name="Standard">
      <style:text-properties officeooo:rsid="001fbb69" officeooo:paragraph-rsid="001fbb69"/>
    </style:style>
    <style:style style:name="P6" style:family="paragraph" style:parent-style-name="Standard">
      <style:text-properties officeooo:rsid="002171e4" officeooo:paragraph-rsid="002171e4"/>
    </style:style>
    <style:style style:name="P7" style:family="paragraph" style:parent-style-name="Standard">
      <style:text-properties officeooo:rsid="002171e4" officeooo:paragraph-rsid="0023201f"/>
    </style:style>
    <style:style style:name="P8" style:family="paragraph" style:parent-style-name="Standard">
      <style:text-properties officeooo:rsid="001d59fe" officeooo:paragraph-rsid="0024e744"/>
    </style:style>
    <style:style style:name="T1" style:family="text">
      <style:text-properties officeooo:rsid="001d59fe"/>
    </style:style>
    <style:style style:name="T2" style:family="text">
      <style:text-properties officeooo:rsid="001ef9b2"/>
    </style:style>
    <style:style style:name="T3" style:family="text">
      <style:text-properties officeooo:rsid="0023201f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4e744"/>
    </style:style>
    <style:style style:name="T6" style:family="text">
      <style:text-properties officeooo:rsid="002166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ll commands delimited by \n.</text:p>
      <text:p text:style-name="P8"><text:span text:style-name="T6">If command length exceeds buffer, bus will return "ovf". <text:s/>Send delimiter to clear buffer</text:span></text:p>
      <text:p text:style-name="P6">If command not valid, bus will return "inv"</text:p>
      <text:p text:style-name="P7">If command not <text:span text:style-name="T3">formatted correctly</text:span>, bus will return "<text:span text:style-name="T3">fmt</text:span>"</text:p>
      <text:p text:style-name="P2"/>
      <text:p text:style-name="P1">Drive motor:</text:p>
      <text:p text:style-name="P3">"<text:span text:style-name="T1">Mndl"</text:span></text:p>
      <text:p text:style-name="P1">n = motor number, single or double digits</text:p>
      <text:p text:style-name="P1">d = direction, R or F</text:p>
      <text:p text:style-name="P1">l = level, 0 to 100</text:p>
      <text:p text:style-name="P1"/>
      <text:p text:style-name="P5">Example:</text:p>
      <text:p text:style-name="P5">"M1F34" – Drive motor 1 forward at 34%.</text:p>
      <text:p text:style-name="P1"/>
      <text:p text:style-name="P1">Switch motor polarity:</text:p>
      <text:p text:style-name="Standard">"<text:span text:style-name="T1">MnS"</text:span></text:p>
      <text:p text:style-name="P1">n = motor number, single or double digits</text:p>
      <text:p text:style-name="P3"/>
      <text:p text:style-name="P5">Example:</text:p>
      <text:p text:style-name="P5">"M1S" – Switch polarity of motor 1. <text:s/>F becomes R, and vicea-versa.</text:p>
      <text:p text:style-name="P3"/>
      <text:p text:style-name="P1">Write register:</text:p>
      <text:p text:style-name="P1">"Wrrhh"</text:p>
      <text:p text:style-name="P1">rr = two digit hex address</text:p>
      <text:p text:style-name="P1">hh = two digit hex data</text:p>
      <text:p text:style-name="P1"/>
      <text:p text:style-name="P1">Read register:</text:p>
      <text:p text:style-name="P1">"Rrrhh"</text:p>
      <text:p text:style-name="P1">rr = two digit hex address</text:p>
      <text:p text:style-name="P1">hh = two digit hex data</text:p>
      <text:p text:style-name="P1"/>
      <text:p text:style-name="P4">Change baud rate:</text:p>
      <text:p text:style-name="P1">"<text:span text:style-name="T2">B?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5M34S</meta:editing-duration>
    <meta:editing-cycles>7</meta:editing-cycles>
    <meta:generator>LibreOffice/5.0.5.2$Windows_x86 LibreOffice_project/55b006a02d247b5f7215fc6ea0fde844b30035b3</meta:generator>
    <dc:date>2016-09-26T15:44:52.129000000</dc:date>
    <dc:creator>Marshall Taylor</dc:creator>
    <meta:document-statistic meta:table-count="0" meta:image-count="0" meta:object-count="0" meta:page-count="1" meta:paragraph-count="26" meta:word-count="125" meta:character-count="667" meta:non-whitespace-character-count="564"/>
    <meta:user-defined meta:name="Info 1"/>
    <meta:user-defined meta:name="Info 2"/>
    <meta:user-defined meta:name="Info 3"/>
    <meta:user-defined meta:name="Info 4"/>
  </office:meta>
</office:document-meta>
</file>